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249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1000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8" table:formula="of:=MAX([.C3:.C27])" office:value-type="float" office:value="0.788686" calcext:value-type="float">
            <text:p>0.7886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2"/>
          <table:table-cell table:style-name="ce9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style-name="ce5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style-name="ce5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style-name="ce5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formula="of:=AVERAGE([.D14:.F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5" table:formula="of:=AVERAGE([.D15:.F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1002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 table:formula="of:=AVERAGE([.D16:.F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 table:formula="of:=AVERAGE([.D17:.F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 table:formula="of:=AVERAGE([.D18:.F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4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office:value-type="float" office:value="0.677832" calcext:value-type="float">
            <text:p>0.677832</text:p>
          </table:table-cell>
          <table:table-cell table:formula="of:=AVERAGE([.D19:.F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office:value-type="float" office:value="0.672085" calcext:value-type="float">
            <text:p>0.672085</text:p>
          </table:table-cell>
          <table:table-cell table:formula="of:=AVERAGE([.D20:.F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80131" calcext:value-type="float">
            <text:p>0.780131</text:p>
          </table:table-cell>
          <table:table-cell table:formula="of:=AVERAGE([.D21:.F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9803" calcext:value-type="float">
            <text:p>0.779803</text:p>
          </table:table-cell>
          <table:table-cell table:style-name="ce9" table:formula="of:=AVERAGE([.D22:.F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3071" calcext:value-type="float">
            <text:p>0.773071</text:p>
          </table:table-cell>
          <table:table-cell table:formula="of:=AVERAGE([.D23:.F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30" calcext:value-type="float">
            <text:p>3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5041" calcext:value-type="float">
            <text:p>0.775041</text:p>
          </table:table-cell>
          <table:table-cell table:formula="of:=AVERAGE([.D24:.F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2" calcext:value-type="float">
            <text:p>22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4384" calcext:value-type="float">
            <text:p>0.774384</text:p>
          </table:table-cell>
          <table:table-cell table:formula="of:=AVERAGE([.D25:.F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18" calcext:value-type="float">
            <text:p>18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2906" calcext:value-type="float">
            <text:p>0.772906</text:p>
          </table:table-cell>
          <table:table-cell table:formula="of:=AVERAGE([.D26:.F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4698" calcext:value-type="float">
            <text:p>0.774698</text:p>
          </table:table-cell>
          <table:table-cell table:formula="of:=AVERAGE([.D27:.F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35468" calcext:value-type="float">
            <text:p>0.735468</text:p>
          </table:table-cell>
          <table:table-cell table:formula="of:=AVERAGE([.D28:.F28])" office:value-type="float" office:value="0.737214" calcext:value-type="float">
            <text:p>0.737214</text:p>
          </table:table-cell>
          <table:table-cell office:value-type="float" office:value="0.737214" calcext:value-type="float">
            <text:p>0.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50" calcext:value-type="float">
            <text:p>50</text:p>
          </table:table-cell>
          <table:table-cell table:style-name="ce5" office:value-type="string" calcext:value-type="string">
            <text:p>[1,13,50,1]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92118" calcext:value-type="float">
            <text:p>0.792118</text:p>
          </table:table-cell>
          <table:table-cell table:style-name="ce10" table:formula="of:=AVERAGE([.D29:.F29])" office:value-type="float" office:value="0.79954" calcext:value-type="float">
            <text:p>0.79954</text:p>
          </table:table-cell>
          <table:table-cell office:value-type="float" office:value="0.79954" calcext:value-type="float">
            <text:p>0.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6" office:value-type="float" office:value="0.793268" calcext:value-type="float">
            <text:p>0.793268</text:p>
          </table:table-cell>
          <table:table-cell table:formula="of:=AVERAGE([.D30:.F30])" office:value-type="float" office:value="0.787371" calcext:value-type="float">
            <text:p>0.787371</text:p>
          </table:table-cell>
          <table:table-cell office:value-type="float" office:value="0.787371" calcext:value-type="float">
            <text:p>0.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89984" calcext:value-type="float">
            <text:p>0.789984</text:p>
          </table:table-cell>
          <table:table-cell table:formula="of:=AVERAGE([.D31:.F31])" office:value-type="float" office:value="0.794606" calcext:value-type="float">
            <text:p>0.794606</text:p>
          </table:table-cell>
          <table:table-cell office:value-type="float" office:value="0.794606" calcext:value-type="float">
            <text:p>0.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5" calcext:value-type="float">
            <text:p>2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282" calcext:value-type="float">
            <text:p>0.792282</text:p>
          </table:table-cell>
          <table:table-cell table:style-name="ce9" table:formula="of:=AVERAGE([.D32:.F32])" office:value-type="float" office:value="0.797731" calcext:value-type="float">
            <text:p>0.797731</text:p>
          </table:table-cell>
          <table:table-cell office:value-type="float" office:value="0.797731" calcext:value-type="float">
            <text:p>0.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90476" calcext:value-type="float">
            <text:p>0.790476</text:p>
          </table:table-cell>
          <table:table-cell table:style-name="ce11" table:formula="of:=AVERAGE([.D33:.F33])" office:value-type="float" office:value="0.799704" calcext:value-type="float">
            <text:p>0.799704</text:p>
          </table:table-cell>
          <table:table-cell office:value-type="float" office:value="0.799704" calcext:value-type="float">
            <text:p>0.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85386" calcext:value-type="float">
            <text:p>0.785386</text:p>
          </table:table-cell>
          <table:table-cell table:style-name="ce10" table:formula="of:=AVERAGE([.D34:.F34])" office:value-type="float" office:value="0.794771" calcext:value-type="float">
            <text:p>0.794771</text:p>
          </table:table-cell>
          <table:table-cell office:value-type="float" office:value="0.794771" calcext:value-type="float">
            <text:p>0.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611" calcext:value-type="float">
            <text:p>0.792611</text:p>
          </table:table-cell>
          <table:table-cell table:style-name="ce9" table:formula="of:=AVERAGE([.D35:.F35])" office:value-type="float" office:value="0.789344" calcext:value-type="float">
            <text:p>0.789344</text:p>
          </table:table-cell>
          <table:table-cell office:value-type="float" office:value="0.789344" calcext:value-type="float">
            <text:p>0.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4" office:value-type="string" calcext:value-type="string">
            <text:p>TanH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89491" calcext:value-type="float">
            <text:p>0.789491</text:p>
          </table:table-cell>
          <table:table-cell table:style-name="ce11" table:formula="of:=AVERAGE([.D38:.F38])" office:value-type="float" office:value="0.795922" calcext:value-type="float">
            <text:p>0.795922</text:p>
          </table:table-cell>
          <table:table-cell office:value-type="float" office:value="0.795922" calcext:value-type="float">
            <text:p>0.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67" calcext:value-type="float">
            <text:p>0.7867</text:p>
          </table:table-cell>
          <table:table-cell table:style-name="ce9" table:formula="of:=AVERAGE([.D39:.F39])" office:value-type="float" office:value="0.788357" calcext:value-type="float">
            <text:p>0.788357</text:p>
          </table:table-cell>
          <table:table-cell office:value-type="float" office:value="0.788357" calcext:value-type="float">
            <text:p>0.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6" office:value-type="float" office:value="0.792611" calcext:value-type="float">
            <text:p>0.792611</text:p>
          </table:table-cell>
          <table:table-cell table:style-name="ce9" table:formula="of:=AVERAGE([.D40:.F40])" office:value-type="float" office:value="0.792468" calcext:value-type="float">
            <text:p>0.792468</text:p>
          </table:table-cell>
          <table:table-cell office:value-type="float" office:value="0.792468" calcext:value-type="float">
            <text:p>0.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7931" calcext:value-type="float">
            <text:p>0.77931</text:p>
          </table:table-cell>
          <table:table-cell table:style-name="ce9" table:formula="of:=AVERAGE([.D41:.F41])" office:value-type="float" office:value="0.787699" calcext:value-type="float">
            <text:p>0.787699</text:p>
          </table:table-cell>
          <table:table-cell office:value-type="float" office:value="0.787699" calcext:value-type="float">
            <text:p>0.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/>
          <table:table-cell table:style-name="ce9" table:formula="of:=AVERAGE([.D42:.F42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/>
          <table:table-cell table:style-name="ce9" table:formula="of:=AVERAGE([.D43:.F43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/>
          <table:table-cell table:style-name="ce9" table:formula="of:=AVERAGE([.D44:.F44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/>
          <table:table-cell table:style-name="ce9" table:formula="of:=AVERAGE([.D45:.F45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/>
          <table:table-cell table:style-name="ce9" table:formula="of:=AVERAGE([.D46:.F46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9" table:formula="of:=AVERAGE([.D47:.F47])" office:value-type="string" office:string-value="" calcext:value-type="error">
            <text:p>#DIV/0!</text:p>
          </table:table-cell>
          <table:table-cell table:number-columns-repeated="5"/>
          <table:table-cell table:style-name="ce12"/>
          <table:table-cell table:style-name="ce5" table:number-columns-repeated="6"/>
          <table:table-cell table:number-columns-repeated="3"/>
          <table:table-cell table:style-name="ce5"/>
          <table:table-cell table:number-columns-repeated="1005"/>
        </table:table-row>
        <table:table-row table:style-name="ro2">
          <table:table-cell table:number-columns-repeated="2"/>
          <table:table-cell table:style-name="ce9" table:formula="of:=AVERAGE([.D48:.F48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table:formula="of:=AVERAGE([.D49:.F49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0:28:54.8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1:18:29.794000000</dc:date>
    <meta:editing-duration>P1DT43M59S</meta:editing-duration>
    <meta:editing-cycles>205</meta:editing-cycles>
    <meta:generator>LibreOffice/4.3.7.2$Windows_x86 LibreOffice_project/8a35821d8636a03b8bf4e15b48f59794652c68ba</meta:generator>
    <meta:document-statistic meta:table-count="1" meta:cell-count="807" meta:object-count="0"/>
  </office:meta>
</office:document-meta>
</file>